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@author maximilian raspe</text:p>
      <text:p text:style-name="Standard">import java.util.Scanner;</text:p>
      <text:p text:style-name="Standard">public class Assertions {</text:p>
      <text:p text:style-name="Standard"><text:s text:c="4"/>public static void main(String[] args) {</text:p>
      <text:p text:style-name="Standard"><text:s text:c="8"/>int laenge;</text:p>
      <text:p text:style-name="Standard"><text:s text:c="8"/>//Bruch bruch1 = new Bruch(3, 4);</text:p>
      <text:p text:style-name="Standard"><text:s text:c="8"/>//System.out.println(bruch1);</text:p>
      <text:p text:style-name="Standard"><text:s text:c="8"/>Scanner scan = new Scanner(System.in);</text:p>
      <text:p text:style-name="Standard"><text:s text:c="8"/>System.out.println("Zahl a eingeben");</text:p>
      <text:p text:style-name="Standard"><text:s text:c="8"/>int a = scan.nextInt();</text:p>
      <text:p text:style-name="Standard"><text:s text:c="8"/>System.out.println("Zahl b eingeben");</text:p>
      <text:p text:style-name="Standard"><text:s text:c="8"/>int b = scan.nextInt();</text:p>
      <text:p text:style-name="Standard"><text:s text:c="8"/>assert a &gt;= 1 : "Zahlen sind nicht größergleich 1";</text:p>
      <text:p text:style-name="Standard"><text:s text:c="8"/>assert b &gt;= 1 : "Zahlen sind nicht größergleich 1";</text:p>
      <text:p text:style-name="Standard"><text:s text:c="8"/>Bruch bruch1[] = new Bruch[a];</text:p>
      <text:p text:style-name="Standard"><text:s text:c="8"/>Bruch bruch2[] = new Bruch[b];</text:p>
      <text:p text:style-name="Standard"><text:s text:c="8"/>if (a &gt; b) {</text:p>
      <text:p text:style-name="Standard"><text:s text:c="12"/>laenge = a;</text:p>
      <text:p text:style-name="Standard"><text:s text:c="8"/>} else {</text:p>
      <text:p text:style-name="Standard"><text:s text:c="12"/>laenge = b;</text:p>
      <text:p text:style-name="Standard"><text:s text:c="8"/>}</text:p>
      <text:p text:style-name="Standard"><text:s text:c="8"/>Bruch resultArray[] = new Bruch[laenge];<text:tab/></text:p>
      <text:p text:style-name="Standard"><text:tab/><text:tab/>//brüche für den ersten array eingeben</text:p>
      <text:p text:style-name="Standard"><text:s text:c="8"/>for (int i = 0; i &lt; a; i++) {</text:p>
      <text:p text:style-name="Standard"><text:s text:c="12"/>int zaehler;</text:p>
      <text:p text:style-name="Standard"><text:s text:c="12"/>int nenner;</text:p>
      <text:p text:style-name="Standard"><text:s text:c="12"/>System.out.println("zaehler eingeben(bruch1)");</text:p>
      <text:p text:style-name="Standard"><text:s text:c="12"/>zaehler = scan.nextInt();</text:p>
      <text:p text:style-name="Standard"><text:s text:c="12"/>System.out.println("nenner eingeben(bruch1)");</text:p>
      <text:p text:style-name="Standard"><text:s text:c="12"/>nenner = scan.nextInt();</text:p>
      <text:p text:style-name="Standard"><text:s text:c="12"/>assert nenner != 0 : "Zahl muss ungleich 0 sein";</text:p>
      <text:p text:style-name="Standard"><text:s text:c="12"/>bruch1[i] = new Bruch(zaehler, nenner);</text:p>
      <text:p text:style-name="Standard"><text:s text:c="8"/>}</text:p>
      <text:p text:style-name="Standard"><text:tab/><text:tab/>//brüche für den 2. array eingeben</text:p>
      <text:p text:style-name="Standard"><text:s text:c="8"/>for (int i = 0; i &lt; b; i++) {</text:p>
      <text:p text:style-name="Standard"><text:s text:c="12"/>int zaehler;</text:p>
      <text:p text:style-name="Standard"><text:s text:c="12"/>int nenner;</text:p>
      <text:p text:style-name="Standard"><text:s text:c="12"/>System.out.println("zaehler eingeben(bruch2)");</text:p>
      <text:p text:style-name="Standard"><text:s text:c="12"/>zaehler = scan.nextInt();</text:p>
      <text:p text:style-name="Standard"><text:s text:c="12"/>System.out.println("nenner eingeben(bruch2)");</text:p>
      <text:p text:style-name="Standard"><text:s text:c="12"/>nenner = scan.nextInt();</text:p>
      <text:p text:style-name="Standard"><text:s text:c="12"/>assert nenner != 0 : "Zahl muss ungleich 0 sein";</text:p>
      <text:p text:style-name="Standard"><text:s text:c="12"/>bruch2[i] = new Bruch(zaehler, nenner);</text:p>
      <text:p text:style-name="Standard"><text:s text:c="8"/>}</text:p>
      <text:p text:style-name="Standard"><text:s text:c="8"/>scan.close();</text:p>
      <text:p text:style-name="Standard"><text:tab/><text:tab/>//multipliziert die brüche</text:p>
      <text:p text:style-name="Standard"><text:s text:c="8"/>for (int m = 0; m &lt; a; m++) {</text:p>
      <text:p text:style-name="Standard"><text:s text:c="12"/>int nennerNeu = bruch1[m].getNenner() * bruch2[m].getNenner();</text:p>
      <text:p text:style-name="Standard"><text:s text:c="12"/>int zaehlerNeu = bruch1[m].getZaehler() * bruch2[m].getNenner() + bruch2[m].getZaehler() * bruch1[m].getNenner();</text:p>
      <text:p text:style-name="Standard"><text:s text:c="12"/>resultArray[m] = new Bruch(zaehlerNeu, nennerNeu);</text:p>
      <text:p text:style-name="Standard"><text:s text:c="8"/>}</text:p>
      <text:p text:style-name="Standard"><text:soft-page-break/><text:tab/><text:tab/>//dividiert die brüche</text:p>
      <text:p text:style-name="Standard"><text:s text:c="8"/>for (int i = 1; i &lt; resultArray.length; i++) {</text:p>
      <text:p text:style-name="Standard"><text:s text:c="12"/>int zaehlerNeu = resultArray[0].getZaehler() * resultArray[i].getNenner();</text:p>
      <text:p text:style-name="Standard"><text:s text:c="12"/>int nennerNeu = resultArray[0].getNenner() * resultArray[1].getZaehler();</text:p>
      <text:p text:style-name="Standard"><text:s text:c="12"/>assert nennerNeu != 0 : "Nenner muss ungleich 0 sein";</text:p>
      <text:p text:style-name="Standard"><text:s text:c="12"/>resultArray[i] = new Bruch(zaehlerNeu, nennerNeu);</text:p>
      <text:p text:style-name="Standard"><text:s text:c="8"/>}</text:p>
      <text:p text:style-name="Standard"><text:s text:c="8"/>for (int i = 0; i &lt; resultArray.length; i++) {</text:p>
      <text:p text:style-name="Standard"><text:s text:c="12"/>System.out.println(resultArray[i])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3S</meta:editing-duration>
    <meta:editing-cycles>3</meta:editing-cycles>
    <meta:generator>OpenOffice/4.1.1$Win32 OpenOffice.org_project/411m6$Build-9775</meta:generator>
    <dc:date>2019-01-11T21:14:05.15</dc:date>
    <meta:document-statistic meta:table-count="0" meta:image-count="0" meta:object-count="0" meta:page-count="2" meta:paragraph-count="63" meta:word-count="276" meta:character-count="2475"/>
    <dc:creator>Knacker Rapse</dc:creator>
    <meta:user-defined meta:name="Info 1"/>
    <meta:user-defined meta:name="Info 2"/>
    <meta:user-defined meta:name="Info 3"/>
    <meta:user-defined meta:name="Info 4"/>
  </office:meta>
</office:document-meta>
</file>